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PT Mono" svg:font-family="'PT Mono'" style:font-pitch="variable"/>
    <style:font-face style:name="essEa" svg:font-family="essEa" style:font-pitch="variable"/>
    <style:font-face style:name="essia" svg:font-family="essia" style:font-pitch="variable"/>
    <style:font-face style:name="essiah" svg:font-family="essiah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1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4.7875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1.1236in"/>
    </style:style>
    <style:style style:name="Table4.D" style:family="table-column">
      <style:table-column-properties style:column-width="1.416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" style:family="table">
      <style:table-properties style:width="4.7111in" fo:margin-left="0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0.391in"/>
    </style:style>
    <style:style style:name="Table5.K" style:family="table-column">
      <style:table-column-properties style:column-width="0.4007in"/>
    </style:style>
    <style:style style:name="Table5.1" style:family="table-row">
      <style:table-row-properties style:min-row-height="0.5in" style:keep-together="true"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F1" style:family="table-cell" style:data-style-name="N0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A2" style:family="table-cell" style:data-style-name="N0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.K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1" style:family="table">
      <style:table-properties style:width="3.2833in" table:align="left" style:writing-mode="lr-tb"/>
    </style:style>
    <style:style style:name="Table1.A" style:family="table-column">
      <style:table-column-properties style:column-width="0.9368in"/>
    </style:style>
    <style:style style:name="Table1.B" style:family="table-column">
      <style:table-column-properties style:column-width="0.9056in"/>
    </style:style>
    <style:style style:name="Table1.C" style:family="table-column">
      <style:table-column-properties style:column-width="1.441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.C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5.5514in" table:align="left" style:writing-mode="lr-tb"/>
    </style:style>
    <style:style style:name="Table2.A" style:family="table-column">
      <style:table-column-properties style:column-width="0.8in"/>
    </style:style>
    <style:style style:name="Table2.B" style:family="table-column">
      <style:table-column-properties style:column-width="0.784in"/>
    </style:style>
    <style:style style:name="Table2.F" style:family="table-column">
      <style:table-column-properties style:column-width="0.7674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.G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normal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2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3" style:family="paragraph" style:parent-style-name="normal">
      <style:text-properties style:font-name="Bodoni 72" fo:font-size="12pt" style:font-size-asian="12pt" style:font-size-complex="12pt"/>
    </style:style>
    <style:style style:name="P4" style:family="paragraph" style:parent-style-name="normal">
      <style:text-properties style:font-name="Bodoni 72" style:text-underline-style="none"/>
    </style:style>
    <style:style style:name="P5" style:family="paragraph" style:parent-style-name="normal">
      <style:text-properties style:font-name="Bodoni 72" fo:font-size="14pt" style:text-underline-style="none" style:font-size-asian="14pt" style:font-size-complex="14pt"/>
    </style:style>
    <style:style style:name="P6" style:family="paragraph" style:parent-style-name="normal">
      <style:text-properties style:font-name="Bodoni 72" fo:font-size="14pt" style:text-underline-style="none" style:font-name-asian="essiah2" style:font-size-asian="14pt" style:font-name-complex="essiah2" style:font-size-complex="14pt"/>
    </style:style>
    <style:style style:name="P7" style:family="paragraph" style:parent-style-name="normal">
      <style:text-properties style:font-name="Bodoni 72" fo:font-size="14pt" style:text-underline-style="none" style:font-name-asian="Verdana1" style:font-size-asian="14pt" style:font-name-complex="Verdana1" style:font-size-complex="14pt"/>
    </style:style>
    <style:style style:name="P8" style:family="paragraph" style:parent-style-name="normal">
      <style:text-properties style:font-name="Bodoni 72" fo:font-size="14pt" style:text-underline-style="none" style:font-name-asian="eXsE1" style:font-size-asian="14pt" style:font-name-complex="eXsE1" style:font-size-complex="14pt"/>
    </style:style>
    <style:style style:name="P9" style:family="paragraph" style:parent-style-name="normal">
      <style:text-properties style:font-name="Bodoni 72" fo:font-size="14pt" style:font-size-asian="14pt" style:font-size-complex="14pt"/>
    </style:style>
    <style:style style:name="P10" style:family="paragraph" style:parent-style-name="normal">
      <style:text-properties style:font-name="Bodoni 72" fo:font-size="14pt" style:font-name-asian="essiah2" style:font-size-asian="14pt" style:font-name-complex="essiah2" style:font-size-complex="14pt"/>
    </style:style>
    <style:style style:name="P11" style:family="paragraph" style:parent-style-name="normal">
      <style:text-properties style:font-name="Bodoni 72" fo:font-size="14pt" style:font-name-asian="Verdana1" style:font-size-asian="14pt" style:font-name-complex="Verdana1" style:font-size-complex="14pt"/>
    </style:style>
    <style:style style:name="P12" style:family="paragraph" style:parent-style-name="normal">
      <style:text-properties style:font-name="essiah" fo:font-size="14pt" style:font-size-asian="14pt" style:font-size-complex="14pt"/>
    </style:style>
    <style:style style:name="P13" style:family="paragraph" style:parent-style-name="normal">
      <style:text-properties fo:font-size="14pt" style:font-size-asian="14pt" style:font-size-complex="14pt"/>
    </style:style>
    <style:style style:name="P14" style:family="paragraph" style:parent-style-name="normal">
      <style:text-properties style:font-name="Essiah" fo:font-size="14pt" style:font-size-asian="14pt" style:font-size-complex="14pt"/>
    </style:style>
    <style:style style:name="P15" style:family="paragraph" style:parent-style-name="normal">
      <style:paragraph-properties fo:text-align="center" style:justify-single-word="false"/>
      <style:text-properties style:font-name="PT Mono" fo:font-size="14pt" style:text-underline-style="none" fo:font-weight="bold" style:font-size-asian="14pt" style:font-weight-asian="bold" style:font-size-complex="14pt" style:font-weight-complex="bold"/>
    </style:style>
    <style:style style:name="P16" style:family="paragraph" style:parent-style-name="normal">
      <style:paragraph-properties fo:text-align="center" style:justify-single-word="false"/>
      <style:text-properties style:font-name="PT Mono" fo:font-size="14pt" style:text-underline-style="none" style:font-size-asian="14pt" style:font-size-complex="14pt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essiah1" fo:font-size="18pt" fo:font-weight="normal" style:font-size-asian="18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essio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4pt" style:text-underline-style="none" fo:font-weight="normal" style:letter-kerning="true" style:font-name-asian="Droid Sans Fallback" style:font-size-asian="14pt" style:language-asian="zh" style:country-asian="CN" style:font-weight-asian="normal" style:font-name-complex="Droid Sans Devanagari" style:font-size-complex="14pt" style:language-complex="hi" style:country-complex="IN" style:font-weight-complex="normal"/>
    </style:style>
    <style:style style:name="P20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4pt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Bodoni 72" fo:font-size="14pt" fo:font-style="normal" fo:text-shadow="none" style:text-underline-style="none" fo:font-weight="normal" style:font-size-asian="14pt" style:font-style-asian="normal" style:font-weight-asian="normal" style:font-size-complex="14pt" style:font-weight-complex="normal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Bodoni 72" fo:font-size="14pt" style:font-size-asian="14pt" style:font-size-complex="14pt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Bodoni 72" fo:font-size="14pt" style:text-underline-style="none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Bodoni 72" fo:font-size="14pt" style:text-underline-style="none" style:font-size-asian="14pt" style:font-size-complex="14pt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Bodoni 72" fo:font-size="14pt" fo:font-weight="normal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 style:writing-mode="lr-tb"/>
      <style:text-properties style:font-name="DejaVu Sans1" fo:font-size="14pt" style:text-underline-style="none" fo:font-weight="normal" style:font-size-asian="14pt" style:font-weight-asian="normal" style:font-size-complex="14pt" style:font-weight-complex="normal"/>
    </style:style>
    <style:style style:name="P27" style:family="paragraph" style:parent-style-name="Heading_20_1">
      <style:text-properties style:font-name="Bodoni 72"/>
    </style:style>
    <style:style style:name="P28" style:family="paragraph" style:parent-style-name="Heading_20_1">
      <style:text-properties style:font-name="Bodoni 72" style:text-underline-style="none"/>
    </style:style>
    <style:style style:name="P29" style:family="paragraph" style:parent-style-name="Heading_20_1">
      <style:text-properties fo:font-variant="normal" fo:text-transform="none" fo:color="#000000" style:font-name="Bodoni 72" fo:font-size="24pt" fo:letter-spacing="normal" fo:font-style="normal" fo:font-weight="bold" fo:background-color="transparent" style:font-name-asian="essiah2" style:font-size-asian="24pt" style:font-weight-asian="bold" style:font-name-complex="essiah2" style:font-size-complex="24pt" style:font-weight-complex="bold"/>
    </style:style>
    <style:style style:name="P30" style:family="paragraph" style:parent-style-name="Heading_20_1">
      <style:text-properties fo:font-variant="normal" fo:text-transform="none" fo:color="#000000" style:font-name="Bodoni 72" fo:letter-spacing="normal" fo:font-style="normal" fo:font-weight="bold" fo:background-color="transparent" style:font-name-asian="essiah2" style:font-weight-asian="bold" style:font-name-complex="essiah2" style:font-weight-complex="bold"/>
    </style:style>
    <style:style style:name="P31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4pt" fo:font-style="normal" style:text-underline-style="none" fo:font-weight="bold" fo:background-color="transparent" style:font-name-asian="Verdana1" style:font-size-asian="14pt" style:font-style-asian="normal" style:font-weight-asian="bold" style:font-name-complex="Verdana1" style:font-size-complex="14pt" style:font-style-complex="normal" style:font-weight-complex="bold"/>
    </style:style>
    <style:style style:name="P32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4pt" fo:font-style="normal" style:text-underline-style="none" fo:font-weight="normal" fo:background-color="transparent" style:font-name-asian="Verdana1" style:font-size-asian="14pt" style:font-style-asian="normal" style:font-weight-asian="normal" style:font-name-complex="Verdana1" style:font-size-complex="14pt"/>
    </style:style>
    <style:style style:name="P33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4pt" fo:font-style="normal" style:text-underline-style="none" fo:font-weight="normal" fo:background-color="transparent" style:font-name-asian="eXsE1" style:font-size-asian="14pt" style:font-style-asian="normal" style:font-weight-asian="normal" style:font-name-complex="eXsE1" style:font-size-complex="14pt"/>
    </style:style>
    <style:style style:name="P34" style:family="paragraph" style:parent-style-name="Heading_20_2">
      <style:text-properties style:font-name="Bodoni 72"/>
    </style:style>
    <style:style style:name="P35" style:family="paragraph" style:parent-style-name="Heading_20_2">
      <style:text-properties style:font-name="Bodoni 72" fo:font-size="14pt" style:font-name-asian="Verdana1" style:font-size-asian="14pt" style:font-name-complex="Verdana1" style:font-size-complex="14pt"/>
    </style:style>
    <style:style style:name="P36" style:family="paragraph" style:parent-style-name="Heading_20_2">
      <style:text-properties style:font-name="Bodoni 72" fo:font-size="14pt" style:font-size-asian="14pt" style:font-size-complex="14pt"/>
    </style:style>
    <style:style style:name="P37" style:family="paragraph" style:parent-style-name="Heading_20_2">
      <style:text-properties style:font-name="Bodoni 72" fo:font-size="14pt" style:text-underline-style="none" style:font-name-asian="essiah2" style:font-size-asian="14pt" style:font-name-complex="essiah2" style:font-size-complex="14pt"/>
    </style:style>
    <style:style style:name="P38" style:family="paragraph" style:parent-style-name="Standard">
      <style:paragraph-properties fo:text-align="center" style:justify-single-word="false"/>
      <style:text-properties style:font-name="PT Mono" fo:font-size="14pt" fo:font-weight="normal" style:font-size-asian="14pt" style:font-weight-asian="normal" style:font-size-complex="14pt" style:font-weight-complex="normal"/>
    </style:style>
    <style:style style:name="P39" style:family="paragraph" style:parent-style-name="Text_20_body">
      <style:text-properties style:font-name="essEa" fo:font-size="16pt" fo:font-weight="bold" style:font-size-asian="16pt" style:font-size-complex="16pt"/>
    </style:style>
    <style:style style:name="P40" style:family="paragraph" style:parent-style-name="Standard">
      <style:paragraph-properties fo:text-align="center" style:justify-single-word="false"/>
      <style:text-properties style:font-name="essEa" fo:font-size="14pt" fo:font-weight="normal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 style:writing-mode="lr-tb"/>
      <style:text-properties style:use-window-font-color="true" style:font-name="essEa" fo:font-size="14pt" style:text-underline-style="none" fo:font-weight="normal" style:letter-kerning="true" style:font-name-asian="Droid Sans Fallback" style:font-size-asian="14pt" style:language-asian="zh" style:country-asian="CN" style:font-weight-asian="normal" style:font-name-complex="Droid Sans Devanagari" style:font-size-complex="14pt" style:language-complex="hi" style:country-complex="IN" style:font-weight-complex="normal"/>
    </style:style>
    <style:style style:name="P42" style:family="paragraph" style:parent-style-name="Standard">
      <style:paragraph-properties fo:text-align="start" style:justify-single-word="false" style:writing-mode="lr-tb"/>
      <style:text-properties style:font-name="essEa" fo:font-size="14pt" style:text-underline-style="none" fo:font-weight="normal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essEa" fo:font-size="14pt" style:font-size-asian="14pt" style:font-size-complex="14pt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essEa" fo:font-size="14pt" fo:font-weight="normal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essEa" fo:font-size="14pt" fo:font-style="normal" fo:text-shadow="none" style:text-underline-style="none" fo:font-weight="normal" style:font-size-asian="14pt" style:font-style-asian="normal" style:font-weight-asian="normal" style:font-size-complex="14pt" style:font-weight-complex="normal" style:text-emphasize="none"/>
    </style:style>
    <style:style style:name="P46" style:family="paragraph" style:parent-style-name="normal">
      <style:paragraph-properties fo:text-align="start" style:justify-single-word="false"/>
      <style:text-properties fo:color="#000000" style:font-name="essEa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47" style:family="paragraph" style:parent-style-name="normal">
      <style:text-properties fo:color="#000000" style:font-name="essEa" fo:font-size="14pt" style:text-underline-style="none" style:font-name-asian="essiah2" style:font-size-asian="14pt" style:font-name-complex="essiah2" style:font-size-complex="14pt"/>
    </style:style>
    <style:style style:name="P48" style:family="paragraph" style:parent-style-name="normal">
      <style:paragraph-properties fo:text-align="start" style:justify-single-word="false"/>
      <style:text-properties fo:color="#000000" style:font-name="essiah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49" style:family="paragraph" style:parent-style-name="normal">
      <style:text-properties style:font-name="essEa" fo:font-size="14pt" style:text-underline-style="none" style:font-size-asian="14pt" style:font-size-complex="14pt"/>
    </style:style>
    <style:style style:name="P50" style:family="paragraph" style:parent-style-name="normal">
      <style:text-properties style:font-name="essEa" fo:font-size="14pt" style:text-underline-style="none" style:font-name-asian="essiah2" style:font-size-asian="14pt" style:font-name-complex="essiah2" style:font-size-complex="14pt"/>
    </style:style>
    <style:style style:name="P51" style:family="paragraph" style:parent-style-name="normal">
      <style:text-properties style:font-name="essEa" fo:font-size="14pt" style:font-name-asian="essiah2" style:font-size-asian="14pt" style:font-name-complex="essiah2" style:font-size-complex="14pt"/>
    </style:style>
    <style:style style:name="P52" style:family="paragraph" style:parent-style-name="normal">
      <style:text-properties style:font-name="essEa" fo:font-size="14pt" style:font-size-asian="14pt" style:font-size-complex="14pt"/>
    </style:style>
    <style:style style:name="P53" style:family="paragraph" style:parent-style-name="normal">
      <style:paragraph-properties fo:text-align="center" style:justify-single-word="false" fo:orphans="0" fo:widows="0" style:vertical-align="middle"/>
      <style:text-properties style:font-name="essEa" fo:font-size="14pt" style:font-size-asian="14pt" style:font-size-complex="14pt"/>
    </style:style>
    <style:style style:name="P54" style:family="paragraph" style:parent-style-name="normal">
      <style:text-properties style:font-name="essEa" style:text-underline-style="none"/>
    </style:style>
    <style:style style:name="P55" style:family="paragraph" style:parent-style-name="normal">
      <style:paragraph-properties fo:text-align="center" style:justify-single-word="false"/>
      <style:text-properties style:font-name="essEa" fo:font-size="12pt" style:text-underline-style="none" fo:font-weight="bold" style:font-size-asian="12pt" style:font-weight-asian="bold" style:font-size-complex="12pt" style:font-weight-complex="bold"/>
    </style:style>
    <style:style style:name="P56" style:family="paragraph" style:parent-style-name="normal">
      <style:paragraph-properties fo:text-align="center" style:justify-single-word="false"/>
      <style:text-properties style:font-name="essEa" fo:font-size="12pt" style:text-underline-style="none" style:font-size-asian="12pt" style:font-size-complex="12pt"/>
    </style:style>
    <style:style style:name="P57" style:family="paragraph" style:parent-style-name="normal">
      <style:text-properties fo:font-variant="normal" fo:text-transform="none" fo:color="#000000" style:font-name="DejaVu Sans Mono" fo:font-size="16pt" fo:letter-spacing="normal" fo:font-style="normal" fo:font-weight="bold" fo:background-color="#ffffff" style:font-name-asian="essiah2" style:font-size-asian="16pt" style:font-style-asian="normal" style:font-weight-asian="bold" style:font-name-complex="essiah2" style:font-size-complex="16pt" style:font-style-complex="normal" style:font-weight-complex="bold"/>
    </style:style>
    <style:style style:name="P58" style:family="paragraph" style:parent-style-name="normal">
      <style:text-properties style:font-name="DejaVu Sans Mono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9" style:family="paragraph" style:parent-style-name="normal">
      <style:text-properties style:font-name="DejaVu Sans Mono" fo:font-size="16pt" fo:font-style="normal" style:font-size-asian="16pt" style:font-size-complex="16pt"/>
    </style:style>
    <style:style style:name="P60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Ea" fo:font-size="14pt" fo:font-style="normal" style:text-underline-style="none" fo:font-weight="bold" fo:background-color="transparent" style:font-name-asian="Verdana1" style:font-size-asian="14pt" style:font-style-asian="normal" style:font-weight-asian="bold" style:font-name-complex="Verdana1" style:font-size-complex="14pt" style:font-style-complex="normal" style:font-weight-complex="bold"/>
    </style:style>
    <style:style style:name="P61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Ea" fo:font-size="14pt" fo:font-style="normal" style:text-underline-style="none" fo:font-weight="normal" fo:background-color="transparent" style:font-name-asian="essiah2" style:font-size-asian="14pt" style:font-style-asian="normal" style:font-weight-asian="normal" style:font-name-complex="essiah2" style:font-size-complex="14pt"/>
    </style:style>
    <style:style style:name="P62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Ea" fo:font-size="14pt" fo:font-style="normal" style:text-underline-style="none" fo:font-weight="normal" fo:background-color="transparent" style:font-name-asian="essiah2" style:font-size-asian="14pt" style:font-style-asian="normal" style:font-weight-asian="normal" style:font-name-complex="essiah2" style:font-size-complex="14pt"/>
    </style:style>
    <style:style style:name="P63" style:family="paragraph" style:parent-style-name="Title" style:master-page-name="Standard">
      <style:paragraph-properties style:page-number="1"/>
      <style:text-properties style:font-name="essEa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" style:family="text">
      <style:text-properties style:font-name="essiah1" style:text-underline-style="none"/>
    </style:style>
    <style:style style:name="T2" style:family="text">
      <style:text-properties style:font-name="essiah1" style:text-underline-style="none" fo:font-weight="normal" style:font-weight-asian="normal" style:font-weight-complex="normal"/>
    </style:style>
    <style:style style:name="T3" style:family="text">
      <style:text-properties style:font-name="essiah1" style:text-underline-style="none" style:font-name-asian="essiah2" style:font-name-complex="essiah2"/>
    </style:style>
    <style:style style:name="T4" style:family="text">
      <style:text-properties style:font-name="essiah1" fo:font-weight="normal" style:font-weight-asian="normal" style:font-weight-complex="normal"/>
    </style:style>
    <style:style style:name="T5" style:family="text">
      <style:text-properties fo:font-size="14pt" style:text-underline-style="none" style:font-name-asian="essiah2" style:font-size-asian="14pt" style:font-name-complex="essiah2" style:font-size-complex="14pt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color="#000000" style:font-name="essiah1" style:text-underline-style="none" style:font-name-asian="essiah2" style:font-name-complex="essiah2" loext:opacity="100%"/>
    </style:style>
    <style:style style:name="T8" style:family="text">
      <style:text-properties fo:color="#000000" style:text-underline-style="none" style:font-name-asian="essiah2" style:font-name-complex="essiah2"/>
    </style:style>
    <style:style style:name="T9" style:family="text">
      <style:text-properties fo:color="#000000" style:text-underline-style="none" style:font-name-asian="essiah2" style:font-name-complex="essiah2" loext:opacity="100%"/>
    </style:style>
    <style:style style:name="T10" style:family="text">
      <style:text-properties fo:font-variant="normal" fo:text-transform="none" fo:color="#000000" fo:letter-spacing="normal" fo:font-weight="bold" fo:background-color="#ffffff" style:font-name-asian="essiah2" style:font-style-asian="normal" style:font-weight-asian="bold" style:font-name-complex="essiah2" style:font-style-complex="normal" style:font-weight-complex="bold"/>
    </style:style>
    <style:style style:name="T11" style:family="text">
      <style:text-properties style:font-name-asian="essiah2" style:font-name-complex="essiah2"/>
    </style:style>
    <style:style style:name="T12" style:family="text">
      <style:text-properties style:use-window-font-color="true" style:font-name="essiah1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13" style:family="text">
      <style:text-properties style:use-window-font-color="true" style:font-name="essiah1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14" style:family="text">
      <style:text-properties style:use-window-font-color="true" style:font-name="essiah1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15" style:family="text">
      <style:text-properties style:use-window-font-color="true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16" style:family="text">
      <style:text-properties style:use-window-font-color="true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17" style:family="text">
      <style:text-properties style:use-window-font-color="true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18" style:family="text">
      <style:text-properties style:use-window-font-color="true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19" style:family="text">
      <style:text-properties style:use-window-font-color="tru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20" style:family="text">
      <style:text-properties style:use-window-font-color="true" style:font-name="essiah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21" style:family="text">
      <style:text-properties style:use-window-font-color="tru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style:font-name-asian="essiah2" style:font-name-complex="essiah2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style:font-name-asian="eXsE1" style:font-name-complex="eXsE1"/>
    </style:style>
    <style:style style:name="T26" style:family="text">
      <style:text-properties style:font-name="essiah"/>
    </style:style>
    <style:style style:name="T27" style:family="text">
      <style:text-properties style:font-name="essiah" style:text-underline-style="none" fo:font-weight="normal" style:font-weight-asian="normal" style:font-weight-complex="normal"/>
    </style:style>
    <style:style style:name="T28" style:family="text">
      <style:text-properties style:font-name="essiah" fo:font-size="14pt" fo:font-weight="normal" style:font-size-asian="14pt" style:font-weight-asian="normal" style:font-size-complex="14pt" style:font-weight-complex="normal"/>
    </style:style>
    <style:style style:name="T29" style:family="text">
      <style:text-properties style:font-name="Bodoni 72"/>
    </style:style>
    <style:style style:name="T30" style:family="text">
      <style:text-properties fo:font-weight="bold" style:font-style-asian="normal" style:font-weight-asian="bold" style:font-style-complex="normal" style:font-weight-complex="bold"/>
    </style:style>
    <style:style style:name="T31" style:family="text">
      <style:text-properties style:font-name="essEa"/>
    </style:style>
    <style:style style:name="T32" style:family="text">
      <style:text-properties style:font-name="essEa" style:text-underline-style="none" style:font-name-asian="essiah2" style:font-name-complex="essiah2"/>
    </style:style>
    <style:style style:name="T33" style:family="text">
      <style:text-properties style:font-name="essEa" fo:font-size="14pt" fo:font-weight="normal" style:font-size-asian="14pt" style:font-weight-asian="normal" style:font-size-complex="14pt" style:font-weight-complex="normal"/>
    </style:style>
    <style:style style:name="T34" style:family="text">
      <style:text-properties fo:font-weight="normal" style:font-weight-asian="normal" style:font-weight-complex="normal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essEa</text:p>
      <text:p text:style-name="P27">Alphabet</text:p>
      <text:p text:style-name="P46">aieu AWEO</text:p>
      <text:p text:style-name="P46">dbng ptNk</text:p>
      <text:p text:style-name="P46">sflS zvmZ</text:p>
      <text:p text:style-name="P46">hHrw</text:p>
      <text:p text:style-name="P48"/>
      <text:p text:style-name="P57">a ɪ ɛ u <text:s/>e ɔ i o</text:p>
      <text:p text:style-name="P58">d b n g <text:s/>p t ŋ k</text:p>
      <text:p text:style-name="P58">s f l ʃ <text:s/>z v m ʒ</text:p>
      <text:p text:style-name="P59"><text:span text:style-name="T30">h </text:span><text:span text:style-name="T10">x </text:span><text:span text:style-name="T30">r w</text:span></text:p>
      <text:p text:style-name="P29">Numbers</text:p>
      <text:p text:style-name="P46">0123456789)!</text:p>
      <text:p text:style-name="P30">Example Text</text:p>
      <text:p text:style-name="P39">mib wa dAsu hO 75, zewn Hra bOkit fep. SE lObe &lt;Ziw&gt; 20 pAd mO. [zervit nusw gAl]. treb fOh kOd. lAz Wek 91. wami, fOr dus. buzm fAne. wOtas hEp dO.</text:p>
      <text:p text:style-name="P27">Basics</text:p>
      <text:p text:style-name="P9">The default order is Subject-Verb-Object, but any arrangement is allowed with the use of markers.</text:p>
      <text:p text:style-name="P11"/>
      <text:p text:style-name="P9">The subject and object are optional. When no subject is given, 1st person singular is assomed.</text:p>
      <text:p text:style-name="P11"/>
      <text:p text:style-name="P9">Modifiers follow their target (i.e. "ball large red").</text:p>
      <text:p text:style-name="P6"/>
      <text:p text:style-name="P3"><text:span text:style-name="T5">Markers precede their object (i.e. "for the ball").</text:span><text:span text:style-name="T23"><text:tab/></text:span></text:p>
      <text:p text:style-name="P27">Articles</text:p>
      <text:p text:style-name="P9">Indefinite singular</text:p>
      <text:p text:style-name="P14">-</text:p>
      <text:p text:style-name="P5"/>
      <text:p text:style-name="P5">Indefinite plural</text:p>
      <text:p text:style-name="P49">a</text:p>
      <text:p text:style-name="P9"/>
      <text:p text:style-name="P9">Definite singular</text:p>
      <text:p text:style-name="P51">ta</text:p>
      <text:p text:style-name="P9"/>
      <text:p text:style-name="P9">Definite plural</text:p>
      <text:p text:style-name="P47">eta</text:p>
      <text:p text:style-name="P27">Pronouns</text:p>
      <table:table table:name="Table4" table:style-name="Table4">
        <table:table-column table:style-name="Table4.A" table:number-columns-repeated="3"/>
        <table:table-column table:style-name="Table4.D"/>
        <table:table-row table:style-name="Table4.1">
          <table:table-cell table:style-name="Table4.A1" office:value-type="string">
            <text:p text:style-name="P31">Number</text:p>
          </table:table-cell>
          <table:table-cell table:style-name="Table4.A1" office:value-type="string">
            <text:p text:style-name="P31">Person</text:p>
          </table:table-cell>
          <table:table-cell table:style-name="Table4.A1" office:value-type="string">
            <text:p text:style-name="P31">English</text:p>
          </table:table-cell>
          <table:table-cell table:style-name="Table4.A1" office:value-type="string">
            <text:p text:style-name="P60">essEa</text:p>
          </table:table-cell>
        </table:table-row>
        <table:table-row table:style-name="Table4.1">
          <table:table-cell table:style-name="Table4.A2" office:value-type="string">
            <text:p text:style-name="P32">singular</text:p>
          </table:table-cell>
          <table:table-cell table:style-name="Table4.A2" office:value-type="string">
            <text:p text:style-name="P32">1st</text:p>
          </table:table-cell>
          <table:table-cell table:style-name="Table4.A2" office:value-type="string">
            <text:p text:style-name="P32">I</text:p>
          </table:table-cell>
          <table:table-cell table:style-name="Table4.A2" office:value-type="string">
            <text:p text:style-name="P53"/>
          </table:table-cell>
        </table:table-row>
        <table:table-row table:style-name="Table4.1"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>2nd</text:p>
          </table:table-cell>
          <table:table-cell table:style-name="Table4.A2" office:value-type="string">
            <text:p text:style-name="P32">you</text:p>
          </table:table-cell>
          <table:table-cell table:style-name="Table4.A2" office:value-type="string">
            <text:p text:style-name="P61">a</text:p>
          </table:table-cell>
        </table:table-row>
        <table:table-row table:style-name="Table4.1"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>3rd</text:p>
          </table:table-cell>
          <table:table-cell table:style-name="Table4.A2" office:value-type="string">
            <text:p text:style-name="P32">this</text:p>
          </table:table-cell>
          <table:table-cell table:style-name="Table4.A2" office:value-type="string">
            <text:p text:style-name="P61">sana</text:p>
          </table:table-cell>
        </table:table-row>
        <table:table-row table:style-name="Table4.1"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>3rd</text:p>
          </table:table-cell>
          <table:table-cell table:style-name="Table4.A2" office:value-type="string">
            <text:p text:style-name="P32">that</text:p>
          </table:table-cell>
          <table:table-cell table:style-name="Table4.A2" office:value-type="string">
            <text:p text:style-name="P61">sanA</text:p>
          </table:table-cell>
        </table:table-row>
        <table:table-row table:style-name="Table4.1">
          <table:table-cell table:style-name="Table4.A2" office:value-type="string">
            <text:p text:style-name="P32">plural</text:p>
          </table:table-cell>
          <table:table-cell table:style-name="Table4.A2" office:value-type="string">
            <text:p text:style-name="P32">1st</text:p>
          </table:table-cell>
          <table:table-cell table:style-name="Table4.A2" office:value-type="string">
            <text:p text:style-name="P32">we</text:p>
          </table:table-cell>
          <table:table-cell table:style-name="Table4.A2" office:value-type="string">
            <text:p text:style-name="P61">sa</text:p>
          </table:table-cell>
        </table:table-row>
        <table:table-row table:style-name="Table4.1"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>2nd</text:p>
          </table:table-cell>
          <table:table-cell table:style-name="Table4.A2" office:value-type="string">
            <text:p text:style-name="P32">you all</text:p>
          </table:table-cell>
          <table:table-cell table:style-name="Table4.A2" office:value-type="string">
            <text:p text:style-name="P61">ta</text:p>
          </table:table-cell>
        </table:table-row>
        <table:table-row table:style-name="Table4.1"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>3rd</text:p>
          </table:table-cell>
          <table:table-cell table:style-name="Table4.A2" office:value-type="string">
            <text:p text:style-name="P32">these</text:p>
          </table:table-cell>
          <table:table-cell table:style-name="Table4.A2" office:value-type="string">
            <text:p text:style-name="P61">sana</text:p>
          </table:table-cell>
        </table:table-row>
        <table:table-row table:style-name="Table4.1"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>3rd</text:p>
          </table:table-cell>
          <table:table-cell table:style-name="Table4.A2" office:value-type="string">
            <text:p text:style-name="P32">thuse</text:p>
          </table:table-cell>
          <table:table-cell table:style-name="Table4.A2" office:value-type="string">
            <text:p text:style-name="P61">sanA</text:p>
          </table:table-cell>
        </table:table-row>
      </table:table>
      <text:p text:style-name="P27">Punctuation</text:p>
      <text:p text:style-name="P9">Period</text:p>
      <text:p text:style-name="P52">.</text:p>
      <text:p text:style-name="P9"/>
      <text:p text:style-name="P9">Comma</text:p>
      <text:p text:style-name="P52">,</text:p>
      <text:p text:style-name="P12"/>
      <text:p text:style-name="P9">Quotation Marks</text:p>
      <text:p text:style-name="P52">&lt; &gt;</text:p>
      <text:p text:style-name="P12"/>
      <text:p text:style-name="P9">Parentheses</text:p>
      <text:p text:style-name="P52">[ ]</text:p>
      <text:p text:style-name="P27">Conjuctions</text:p>
      <text:p text:style-name="P35">And</text:p>
      <text:p text:style-name="P47">+</text:p>
      <text:p text:style-name="P36">Or</text:p>
      <text:p text:style-name="P50">-</text:p>
      <text:p text:style-name="P27">Markers</text:p>
      <text:p text:style-name="P36"><text:span text:style-name="T23">Direct</text:span><text:span text:style-name="T23"> Object</text:span></text:p>
      <text:p text:style-name="P50">li</text:p>
      <text:p text:style-name="P37">Indirect Object</text:p>
      <text:p text:style-name="P50">-</text:p>
      <text:p text:style-name="P35">Possessive</text:p>
      <text:p text:style-name="P51">es</text:p>
      <text:p text:style-name="P27">Verb Tenses</text:p>
      <text:p text:style-name="P10">I owned.</text:p>
      <text:p text:style-name="P52"><text:span text:style-name="T11">ObrAs.</text:span> </text:p>
      <text:p text:style-name="P9"/>
      <text:p text:style-name="P9">I own.</text:p>
      <text:p text:style-name="P51">brAs.</text:p>
      <text:p text:style-name="P9"/>
      <text:p text:style-name="P10">I will own.</text:p>
      <text:p text:style-name="P51">brAsO.</text:p>
      <text:p text:style-name="P10"/>
      <text:p text:style-name="P11">I owned the night.</text:p>
      <text:p text:style-name="P52"><text:span text:style-name="T11">ObrAs ta tEO.</text:span><text:span text:style-name="T25"> </text:span></text:p>
      <text:p text:style-name="P9"/>
      <text:p text:style-name="P9">I own the night.</text:p>
      <text:p text:style-name="P51">brAs ta tEO.</text:p>
      <text:p text:style-name="P9"/>
      <text:p text:style-name="P6">I will own the night.</text:p>
      <text:p text:style-name="P50">brAsO ta tEO.</text:p>
      <text:p text:style-name="P7"/>
      <text:p text:style-name="P7">I stood with you.</text:p>
      <text:p text:style-name="P50">OAgres la E.</text:p>
      <text:p text:style-name="P5"/>
      <text:p text:style-name="P7">I will be standing with them.</text:p>
      <text:p text:style-name="P52"><text:span text:style-name="T23">ahresO nal la</text:span><text:span text:style-name="T9"> sana</text:span><text:span text:style-name="T23">.</text:span></text:p>
      <text:p text:style-name="P5"/>
      <text:p text:style-name="P8">Progressive Action</text:p>
      <text:p text:style-name="P50">nal</text:p>
      <text:p text:style-name="P6"/>
      <text:p text:style-name="P7">You are owning the night.</text:p>
      <text:p text:style-name="P13"><text:span text:style-name="T32">E brAs nal ta tEO.</text:span><text:span text:style-name="T22"><text:line-break/></text:span></text:p>
      <text:p text:style-name="P7">Completed Action</text:p>
      <text:p text:style-name="P50">dan</text:p>
      <text:p text:style-name="P5"/>
      <text:p text:style-name="P7">You had owned the night.</text:p>
      <text:p text:style-name="P50">E den ObrAs ta tEO.</text:p>
      <text:p text:style-name="P5"/>
      <text:p text:style-name="P5">You have owned the night.</text:p>
      <text:p text:style-name="P50">E den brAs ta tEO.</text:p>
      <text:p text:style-name="P6"/>
      <text:p text:style-name="P5">You will have owned the nights.</text:p>
      <text:p text:style-name="P50">E den brAsO eta tEO.</text:p>
      <text:p text:style-name="P7"/>
      <text:p text:style-name="P7">You had been owning the night.</text:p>
      <text:p text:style-name="P50">E den nel ObrAs ta tEO.</text:p>
      <text:p text:style-name="P5"/>
      <text:p text:style-name="P5">You have been owning the night.</text:p>
      <text:p text:style-name="P50">E den nel brAs te tEO.</text:p>
      <text:p text:style-name="P5"/>
      <text:p text:style-name="P5">You will be owning the night.</text:p>
      <text:p text:style-name="P51">E den nel brAsO te tEO.</text:p>
      <text:p text:style-name="P9"/>
      <text:p text:style-name="P11">Will you have owned the night?</text:p>
      <text:p text:style-name="P51">E deb nel brAsO ta tEO.</text:p>
      <text:p text:style-name="P27">Mathematics</text:p>
      <text:p text:style-name="P1"/>
      <table:table table:name="Table5" table:style-name="Table5">
        <table:table-column table:style-name="Table5.A" table:number-columns-repeated="10"/>
        <table:table-column table:style-name="Table5.K" table:number-columns-repeated="2"/>
        <table:table-row table:style-name="Table5.1">
          <table:table-cell table:style-name="Table5.A1" office:value-type="string">
            <text:p text:style-name="P33">0</text:p>
          </table:table-cell>
          <table:table-cell table:style-name="Table5.A1" office:value-type="string">
            <text:p text:style-name="P33">1</text:p>
          </table:table-cell>
          <table:table-cell table:style-name="Table5.A1" office:value-type="string">
            <text:p text:style-name="P33">2</text:p>
          </table:table-cell>
          <table:table-cell table:style-name="Table5.A1" office:value-type="string">
            <text:p text:style-name="P33">3</text:p>
          </table:table-cell>
          <table:table-cell table:style-name="Table5.A1" office:value-type="string">
            <text:p text:style-name="P33">4</text:p>
          </table:table-cell>
          <table:table-cell table:style-name="Table5.F1" office:value-type="float" office:value="5">
            <text:p text:style-name="P33">5</text:p>
          </table:table-cell>
          <table:table-cell table:style-name="Table5.F1" office:value-type="float" office:value="6">
            <text:p text:style-name="P33">6</text:p>
          </table:table-cell>
          <table:table-cell table:style-name="Table5.F1" office:value-type="float" office:value="7">
            <text:p text:style-name="P33">7</text:p>
          </table:table-cell>
          <table:table-cell table:style-name="Table5.F1" office:value-type="float" office:value="8">
            <text:p text:style-name="P33">8</text:p>
          </table:table-cell>
          <table:table-cell table:style-name="Table5.F1" office:value-type="float" office:value="9">
            <text:p text:style-name="P33">9</text:p>
          </table:table-cell>
          <table:table-cell table:style-name="Table5.F1" office:value-type="float" office:value="10">
            <text:p text:style-name="P33">10</text:p>
          </table:table-cell>
          <table:table-cell table:style-name="Table5.F1" office:value-type="float" office:value="11">
            <text:p text:style-name="P33">11</text:p>
          </table:table-cell>
        </table:table-row>
        <table:table-row table:style-name="Table5.1">
          <table:table-cell table:style-name="Table5.A2" office:value-type="float" office:value="0">
            <text:p text:style-name="P62">0</text:p>
          </table:table-cell>
          <table:table-cell table:style-name="Table5.A2" office:value-type="float" office:value="1">
            <text:p text:style-name="P62">1</text:p>
          </table:table-cell>
          <table:table-cell table:style-name="Table5.A2" office:value-type="float" office:value="2">
            <text:p text:style-name="P62">2</text:p>
          </table:table-cell>
          <table:table-cell table:style-name="Table5.A2" office:value-type="float" office:value="3">
            <text:p text:style-name="P62">3</text:p>
          </table:table-cell>
          <table:table-cell table:style-name="Table5.A2" office:value-type="float" office:value="4">
            <text:p text:style-name="P62">4</text:p>
          </table:table-cell>
          <table:table-cell table:style-name="Table5.A2" office:value-type="float" office:value="5">
            <text:p text:style-name="P62">5</text:p>
          </table:table-cell>
          <table:table-cell table:style-name="Table5.A2" office:value-type="float" office:value="6">
            <text:p text:style-name="P62">6</text:p>
          </table:table-cell>
          <table:table-cell table:style-name="Table5.A2" office:value-type="float" office:value="7">
            <text:p text:style-name="P62">7</text:p>
          </table:table-cell>
          <table:table-cell table:style-name="Table5.A2" office:value-type="float" office:value="8">
            <text:p text:style-name="P62">8</text:p>
          </table:table-cell>
          <table:table-cell table:style-name="Table5.A2" office:value-type="float" office:value="9">
            <text:p text:style-name="P62">9</text:p>
          </table:table-cell>
          <table:table-cell table:style-name="Table5.K2" office:value-type="string">
            <text:p text:style-name="P62">)</text:p>
          </table:table-cell>
          <table:table-cell table:style-name="Table5.K2" office:value-type="string">
            <text:p text:style-name="P62">!</text:p>
          </table:table-cell>
        </table:table-row>
      </table:table>
      <text:p text:style-name="P2"/>
      <text:p text:style-name="P49">1+1=2</text:p>
      <text:p text:style-name="P49">1+1#4</text:p>
      <text:p text:style-name="P49"/>
      <text:p text:style-name="P49">2-1=1</text:p>
      <text:p text:style-name="P49">2-1#0</text:p>
      <text:p text:style-name="P49"/>
      <text:p text:style-name="P49">1*&lt;10,)+1&gt;=11,)</text:p>
      <text:p text:style-name="P49"/>
      <text:p text:style-name="P49">1&lt;10,)+0,1&gt;=11,0</text:p>
      <text:p text:style-name="P49"/>
      <text:p text:style-name="P49"><text:s/>10,)0</text:p>
      <text:p text:style-name="P49">+ 5,12</text:p>
      <text:p text:style-name="P49">======</text:p>
      <text:p text:style-name="P49"><text:s/>15,)2</text:p>
      <text:p text:style-name="P28">Calendar</text:p>
      <text:p text:style-name="P4">There is a 13 <text:s/>month <text:span text:style-name="T31">&lt;10&gt;</text:span>, 28 <text:s/>day <text:span text:style-name="T31">&lt;</text:span><text:span text:style-name="T33">24&gt;</text:span> calendar with a single day month as New Year's.</text:p>
      <text:p text:style-name="P4"/>
      <text:p text:style-name="P4"><text:span text:style-name="T29">Month 00 </text:span><text:span text:style-name="T31">&lt;00&gt;</text:span><text:span text:style-name="T29"> has two days every four years, except every century year unless it is divisible by 400.</text:span></text:p>
      <text:p text:style-name="P4"/>
      <text:p text:style-name="P4">Winter Solistice</text:p>
      <text:p text:style-name="P54">07,<text:span text:style-name="T6">13</text:span></text:p>
      <text:p text:style-name="P4"/>
      <text:p text:style-name="P4">Christmas Day</text:p>
      <text:p text:style-name="P54">07,<text:span text:style-name="T6">17</text:span></text:p>
      <text:p text:style-name="P34">Month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5">man</text:p>
          </table:table-cell>
          <table:table-cell table:style-name="Table1.A1" office:value-type="string">
            <text:p text:style-name="P15">Month </text:p>
          </table:table-cell>
          <table:table-cell table:style-name="Table1.C1" office:value-type="string">
            <text:p text:style-name="P15">Gregorian</text:p>
          </table:table-cell>
        </table:table-row>
        <table:table-row>
          <table:table-cell table:style-name="Table1.A2" office:value-type="float" office:value="0">
            <text:p text:style-name="P56">00</text:p>
          </table:table-cell>
          <table:table-cell table:style-name="Table1.A2" office:value-type="float" office:value="0">
            <text:p text:style-name="P16">00</text:p>
          </table:table-cell>
          <table:table-cell table:style-name="Table1.C2" office:value-type="float" office:value="45464">
            <text:p text:style-name="P16">06/21</text:p>
          </table:table-cell>
        </table:table-row>
        <table:table-row>
          <table:table-cell table:style-name="Table1.A2" office:value-type="float" office:value="1">
            <text:p text:style-name="P56">01</text:p>
          </table:table-cell>
          <table:table-cell table:style-name="Table1.A2" office:value-type="float" office:value="1">
            <text:p text:style-name="P16">01</text:p>
          </table:table-cell>
          <table:table-cell table:style-name="Table1.C2" office:value-type="float" office:value="45465">
            <text:p text:style-name="P16">06/22</text:p>
          </table:table-cell>
        </table:table-row>
        <table:table-row>
          <table:table-cell table:style-name="Table1.A2" office:value-type="float" office:value="2">
            <text:p text:style-name="P56">02</text:p>
          </table:table-cell>
          <table:table-cell table:style-name="Table1.A2" office:value-type="float" office:value="2">
            <text:p text:style-name="P16">02</text:p>
          </table:table-cell>
          <table:table-cell table:style-name="Table1.C2" office:value-type="float" office:value="45493">
            <text:p text:style-name="P16">07/20</text:p>
          </table:table-cell>
        </table:table-row>
        <table:table-row>
          <table:table-cell table:style-name="Table1.A2" office:value-type="float" office:value="3">
            <text:p text:style-name="P56">03</text:p>
          </table:table-cell>
          <table:table-cell table:style-name="Table1.A2" office:value-type="float" office:value="3">
            <text:p text:style-name="P16">03</text:p>
          </table:table-cell>
          <table:table-cell table:style-name="Table1.C2" office:value-type="float" office:value="45521">
            <text:p text:style-name="P16">08/17</text:p>
          </table:table-cell>
        </table:table-row>
        <table:table-row>
          <table:table-cell table:style-name="Table1.A2" office:value-type="float" office:value="4">
            <text:p text:style-name="P56">04</text:p>
          </table:table-cell>
          <table:table-cell table:style-name="Table1.A2" office:value-type="float" office:value="4">
            <text:p text:style-name="P16">04</text:p>
          </table:table-cell>
          <table:table-cell table:style-name="Table1.C2" office:value-type="float" office:value="45549">
            <text:p text:style-name="P16">09/14</text:p>
          </table:table-cell>
        </table:table-row>
        <table:table-row>
          <table:table-cell table:style-name="Table1.A2" office:value-type="float" office:value="5">
            <text:p text:style-name="P56">05</text:p>
          </table:table-cell>
          <table:table-cell table:style-name="Table1.A2" office:value-type="float" office:value="5">
            <text:p text:style-name="P16">05</text:p>
          </table:table-cell>
          <table:table-cell table:style-name="Table1.C2" office:value-type="float" office:value="45577">
            <text:p text:style-name="P16">10/12</text:p>
          </table:table-cell>
        </table:table-row>
        <table:table-row>
          <table:table-cell table:style-name="Table1.A2" office:value-type="float" office:value="6">
            <text:p text:style-name="P56">06</text:p>
          </table:table-cell>
          <table:table-cell table:style-name="Table1.A2" office:value-type="float" office:value="6">
            <text:p text:style-name="P16">06</text:p>
          </table:table-cell>
          <table:table-cell table:style-name="Table1.C2" office:value-type="float" office:value="45605">
            <text:p text:style-name="P16">11/09</text:p>
          </table:table-cell>
        </table:table-row>
        <table:table-row>
          <table:table-cell table:style-name="Table1.A2" office:value-type="float" office:value="7">
            <text:p text:style-name="P56">07</text:p>
          </table:table-cell>
          <table:table-cell table:style-name="Table1.A2" office:value-type="float" office:value="7">
            <text:p text:style-name="P16">07</text:p>
          </table:table-cell>
          <table:table-cell table:style-name="Table1.C2" office:value-type="float" office:value="45633">
            <text:p text:style-name="P16">12/07</text:p>
          </table:table-cell>
        </table:table-row>
        <table:table-row>
          <table:table-cell table:style-name="Table1.A2" office:value-type="float" office:value="8">
            <text:p text:style-name="P56">08</text:p>
          </table:table-cell>
          <table:table-cell table:style-name="Table1.A2" office:value-type="float" office:value="8">
            <text:p text:style-name="P16">08</text:p>
          </table:table-cell>
          <table:table-cell table:style-name="Table1.C2" office:value-type="float" office:value="45295">
            <text:p text:style-name="P16">01/04</text:p>
          </table:table-cell>
        </table:table-row>
        <table:table-row>
          <table:table-cell table:style-name="Table1.A2" office:value-type="float" office:value="9">
            <text:p text:style-name="P56">09</text:p>
          </table:table-cell>
          <table:table-cell table:style-name="Table1.A2" office:value-type="float" office:value="9">
            <text:p text:style-name="P16">09</text:p>
          </table:table-cell>
          <table:table-cell table:style-name="Table1.C2" office:value-type="float" office:value="45323">
            <text:p text:style-name="P16">02/01</text:p>
          </table:table-cell>
        </table:table-row>
        <table:table-row>
          <table:table-cell table:style-name="Table1.A2" office:value-type="float" office:value="0">
            <text:p text:style-name="P56">0)</text:p>
          </table:table-cell>
          <table:table-cell table:style-name="Table1.A2" office:value-type="float" office:value="10">
            <text:p text:style-name="P16">10</text:p>
          </table:table-cell>
          <table:table-cell table:style-name="Table1.C2" office:value-type="float" office:value="45352">
            <text:p text:style-name="P16">03/01</text:p>
          </table:table-cell>
        </table:table-row>
        <table:table-row>
          <table:table-cell table:style-name="Table1.A2" office:value-type="float" office:value="0">
            <text:p text:style-name="P56">0!</text:p>
          </table:table-cell>
          <table:table-cell table:style-name="Table1.A2" office:value-type="float" office:value="11">
            <text:p text:style-name="P16">11</text:p>
          </table:table-cell>
          <table:table-cell table:style-name="Table1.C2" office:value-type="float" office:value="45380">
            <text:p text:style-name="P16">03/29</text:p>
          </table:table-cell>
        </table:table-row>
        <table:table-row>
          <table:table-cell table:style-name="Table1.A2" office:value-type="float" office:value="10">
            <text:p text:style-name="P56">10</text:p>
          </table:table-cell>
          <table:table-cell table:style-name="Table1.A2" office:value-type="float" office:value="12">
            <text:p text:style-name="P16">12</text:p>
          </table:table-cell>
          <table:table-cell table:style-name="Table1.C2" office:value-type="float" office:value="45408">
            <text:p text:style-name="P16">04/26</text:p>
          </table:table-cell>
        </table:table-row>
        <table:table-row>
          <table:table-cell table:style-name="Table1.A2" office:value-type="float" office:value="11">
            <text:p text:style-name="P56">11</text:p>
          </table:table-cell>
          <table:table-cell table:style-name="Table1.A2" office:value-type="float" office:value="13">
            <text:p text:style-name="P16">13</text:p>
          </table:table-cell>
          <table:table-cell table:style-name="Table1.C2" office:value-type="float" office:value="45436">
            <text:p text:style-name="P16">05/24</text:p>
          </table:table-cell>
        </table:table-row>
      </table:table>
      <text:p text:style-name="P2"/>
      <text:p text:style-name="P34">Days</text:p>
      <table:table table:name="Table2" table:style-name="Table2">
        <table:table-column table:style-name="Table2.A"/>
        <table:table-column table:style-name="Table2.B"/>
        <table:table-column table:style-name="Table2.A" table:number-columns-repeated="3"/>
        <table:table-column table:style-name="Table2.F"/>
        <table:table-column table:style-name="Table2.A"/>
        <table:table-row>
          <table:table-cell table:style-name="Table2.A1" office:value-type="string">
            <text:p text:style-name="P15">SUN</text:p>
          </table:table-cell>
          <table:table-cell table:style-name="Table2.A1" office:value-type="string">
            <text:p text:style-name="P15">MON</text:p>
          </table:table-cell>
          <table:table-cell table:style-name="Table2.A1" office:value-type="string">
            <text:p text:style-name="P15">TUE</text:p>
          </table:table-cell>
          <table:table-cell table:style-name="Table2.A1" office:value-type="string">
            <text:p text:style-name="P15">WED</text:p>
          </table:table-cell>
          <table:table-cell table:style-name="Table2.A1" office:value-type="string">
            <text:p text:style-name="P15">THU</text:p>
          </table:table-cell>
          <table:table-cell table:style-name="Table2.A1" office:value-type="string">
            <text:p text:style-name="P15">FRI</text:p>
          </table:table-cell>
          <table:table-cell table:style-name="Table2.G1" office:value-type="string">
            <text:p text:style-name="P15">SAT</text:p>
          </table:table-cell>
        </table:table-row>
        <table:table-row>
          <table:table-cell table:style-name="Table2.A2" office:value-type="float" office:value="0">
            <text:p text:style-name="P40">01</text:p>
          </table:table-cell>
          <table:table-cell table:style-name="Table2.A2" office:value-type="float" office:value="0">
            <text:p text:style-name="P40">02</text:p>
          </table:table-cell>
          <table:table-cell table:style-name="Table2.A2" office:value-type="float" office:value="45464">
            <text:p text:style-name="P40">03</text:p>
          </table:table-cell>
          <table:table-cell table:style-name="Table2.A2" office:value-type="float" office:value="0">
            <text:p text:style-name="P40">04</text:p>
          </table:table-cell>
          <table:table-cell table:style-name="Table2.A2" office:value-type="float" office:value="0">
            <text:p text:style-name="P40">05</text:p>
          </table:table-cell>
          <table:table-cell table:style-name="Table2.A2" office:value-type="float" office:value="0">
            <text:p text:style-name="P40">06</text:p>
          </table:table-cell>
          <table:table-cell table:style-name="Table2.G2" office:value-type="float" office:value="0">
            <text:p text:style-name="P40">07</text:p>
          </table:table-cell>
        </table:table-row>
        <table:table-row>
          <table:table-cell table:style-name="Table2.A2" office:value-type="float" office:value="0">
            <text:p text:style-name="P38">01</text:p>
          </table:table-cell>
          <table:table-cell table:style-name="Table2.A2" office:value-type="float" office:value="0">
            <text:p text:style-name="P38">02</text:p>
          </table:table-cell>
          <table:table-cell table:style-name="Table2.A2" office:value-type="float" office:value="0">
            <text:p text:style-name="P38">03</text:p>
          </table:table-cell>
          <table:table-cell table:style-name="Table2.A2" office:value-type="float" office:value="0">
            <text:p text:style-name="P38">04</text:p>
          </table:table-cell>
          <table:table-cell table:style-name="Table2.A2" office:value-type="float" office:value="0">
            <text:p text:style-name="P38">05</text:p>
          </table:table-cell>
          <table:table-cell table:style-name="Table2.A2" office:value-type="float" office:value="0">
            <text:p text:style-name="P38">06</text:p>
          </table:table-cell>
          <table:table-cell table:style-name="Table2.G2" office:value-type="float" office:value="0">
            <text:p text:style-name="P38">07</text:p>
          </table:table-cell>
        </table:table-row>
        <table:table-row>
          <table:table-cell table:style-name="Table2.A2" office:value-type="float" office:value="1">
            <text:p text:style-name="P40">08</text:p>
          </table:table-cell>
          <table:table-cell table:style-name="Table2.A2" office:value-type="float" office:value="1">
            <text:p text:style-name="P40">09</text:p>
          </table:table-cell>
          <table:table-cell table:style-name="Table2.A2" office:value-type="float" office:value="45465">
            <text:p text:style-name="P40">0)</text:p>
          </table:table-cell>
          <table:table-cell table:style-name="Table2.A2" office:value-type="float" office:value="0">
            <text:p text:style-name="P40">0!</text:p>
          </table:table-cell>
          <table:table-cell table:style-name="Table2.A2" office:value-type="float" office:value="0">
            <text:p text:style-name="P40">10</text:p>
          </table:table-cell>
          <table:table-cell table:style-name="Table2.A2" office:value-type="float" office:value="0">
            <text:p text:style-name="P40">11</text:p>
          </table:table-cell>
          <table:table-cell table:style-name="Table2.G2" office:value-type="float" office:value="0">
            <text:p text:style-name="P40">12</text:p>
          </table:table-cell>
        </table:table-row>
        <table:table-row>
          <table:table-cell table:style-name="Table2.A2" office:value-type="float" office:value="0">
            <text:p text:style-name="P38">08</text:p>
          </table:table-cell>
          <table:table-cell table:style-name="Table2.A2" office:value-type="float" office:value="0">
            <text:p text:style-name="P38">09</text:p>
          </table:table-cell>
          <table:table-cell table:style-name="Table2.A2" office:value-type="float" office:value="0">
            <text:p text:style-name="P38">10</text:p>
          </table:table-cell>
          <table:table-cell table:style-name="Table2.A2" office:value-type="float" office:value="0">
            <text:p text:style-name="P38">11</text:p>
          </table:table-cell>
          <table:table-cell table:style-name="Table2.A2" office:value-type="float" office:value="0">
            <text:p text:style-name="P38">12</text:p>
          </table:table-cell>
          <table:table-cell table:style-name="Table2.A2" office:value-type="float" office:value="0">
            <text:p text:style-name="P38">13</text:p>
          </table:table-cell>
          <table:table-cell table:style-name="Table2.G2" office:value-type="float" office:value="0">
            <text:p text:style-name="P38">14</text:p>
          </table:table-cell>
        </table:table-row>
        <table:table-row>
          <table:table-cell table:style-name="Table2.A2" office:value-type="float" office:value="2">
            <text:p text:style-name="P40">13</text:p>
          </table:table-cell>
          <table:table-cell table:style-name="Table2.A2" office:value-type="float" office:value="2">
            <text:p text:style-name="P40">14</text:p>
          </table:table-cell>
          <table:table-cell table:style-name="Table2.A2" office:value-type="float" office:value="45493">
            <text:p text:style-name="P40">15</text:p>
          </table:table-cell>
          <table:table-cell table:style-name="Table2.A2" office:value-type="float" office:value="0">
            <text:p text:style-name="P40">16</text:p>
          </table:table-cell>
          <table:table-cell table:style-name="Table2.A2" office:value-type="float" office:value="0">
            <text:p text:style-name="P40">17</text:p>
          </table:table-cell>
          <table:table-cell table:style-name="Table2.A2" office:value-type="float" office:value="0">
            <text:p text:style-name="P40">18</text:p>
          </table:table-cell>
          <table:table-cell table:style-name="Table2.G2" office:value-type="float" office:value="0">
            <text:p text:style-name="P40">19</text:p>
          </table:table-cell>
        </table:table-row>
        <table:table-row>
          <table:table-cell table:style-name="Table2.A2" office:value-type="float" office:value="0">
            <text:p text:style-name="P38">15</text:p>
          </table:table-cell>
          <table:table-cell table:style-name="Table2.A2" office:value-type="float" office:value="0">
            <text:p text:style-name="P38">16</text:p>
          </table:table-cell>
          <table:table-cell table:style-name="Table2.A2" office:value-type="float" office:value="0">
            <text:p text:style-name="P38">17</text:p>
          </table:table-cell>
          <table:table-cell table:style-name="Table2.A2" office:value-type="float" office:value="0">
            <text:p text:style-name="P38">18</text:p>
          </table:table-cell>
          <table:table-cell table:style-name="Table2.A2" office:value-type="float" office:value="0">
            <text:p text:style-name="P38">19</text:p>
          </table:table-cell>
          <table:table-cell table:style-name="Table2.A2" office:value-type="float" office:value="0">
            <text:p text:style-name="P38">20</text:p>
          </table:table-cell>
          <table:table-cell table:style-name="Table2.G2" office:value-type="float" office:value="0">
            <text:p text:style-name="P38">21</text:p>
          </table:table-cell>
        </table:table-row>
        <table:table-row>
          <table:table-cell table:style-name="Table2.A2" office:value-type="float" office:value="3">
            <text:p text:style-name="P40">1)</text:p>
          </table:table-cell>
          <table:table-cell table:style-name="Table2.A2" office:value-type="float" office:value="3">
            <text:p text:style-name="P40">1!</text:p>
          </table:table-cell>
          <table:table-cell table:style-name="Table2.A2" office:value-type="float" office:value="45521">
            <text:p text:style-name="P40">20</text:p>
          </table:table-cell>
          <table:table-cell table:style-name="Table2.A2" office:value-type="float" office:value="0">
            <text:p text:style-name="P40">21</text:p>
          </table:table-cell>
          <table:table-cell table:style-name="Table2.A2" office:value-type="float" office:value="0">
            <text:p text:style-name="P40">22</text:p>
          </table:table-cell>
          <table:table-cell table:style-name="Table2.A2" office:value-type="float" office:value="0">
            <text:p text:style-name="P40">23</text:p>
          </table:table-cell>
          <table:table-cell table:style-name="Table2.G2" office:value-type="float" office:value="0">
            <text:p text:style-name="P40">24</text:p>
          </table:table-cell>
        </table:table-row>
        <table:table-row>
          <table:table-cell table:style-name="Table2.A2" office:value-type="float" office:value="0">
            <text:p text:style-name="P38">22</text:p>
          </table:table-cell>
          <table:table-cell table:style-name="Table2.A2" office:value-type="float" office:value="0">
            <text:p text:style-name="P38">23</text:p>
          </table:table-cell>
          <table:table-cell table:style-name="Table2.A2" office:value-type="float" office:value="0">
            <text:p text:style-name="P38">24</text:p>
          </table:table-cell>
          <table:table-cell table:style-name="Table2.A2" office:value-type="float" office:value="0">
            <text:p text:style-name="P38">25</text:p>
          </table:table-cell>
          <table:table-cell table:style-name="Table2.A2" office:value-type="float" office:value="0">
            <text:p text:style-name="P38">26</text:p>
          </table:table-cell>
          <table:table-cell table:style-name="Table2.A2" office:value-type="float" office:value="0">
            <text:p text:style-name="P38">27</text:p>
          </table:table-cell>
          <table:table-cell table:style-name="Table2.G2" office:value-type="float" office:value="0">
            <text:p text:style-name="P38">28</text:p>
          </table:table-cell>
        </table:table-row>
      </table:table>
      <text:p text:style-name="P27"><text:soft-page-break/>Examples</text:p>
      <text:p text:style-name="P9">Deroetixoxa</text:p>
      <text:p text:style-name="P52">derOetiksaksa</text:p>
      <text:p text:style-name="P9"/>
      <text:p text:style-name="P19">Aono and Ecssiah</text:p>
      <text:p text:style-name="P41">AOna an ekssEa</text:p>
      <text:p text:style-name="P22"/>
      <text:p text:style-name="P22">Good and Evil</text:p>
      <text:p text:style-name="P41">AOn an gw</text:p>
      <text:p text:style-name="P22"/>
      <text:p text:style-name="P21">Beginning and Ending</text:p>
      <text:p text:style-name="P42">ak an ka</text:p>
      <text:p text:style-name="P21"/>
      <text:p text:style-name="P23"><text:span text:style-name="T19">Female</text:span> and <text:span text:style-name="T19">Male</text:span></text:p>
      <text:p text:style-name="P45">nEas an sen</text:p>
      <text:p text:style-name="P20"/>
      <text:p text:style-name="P23">Spirit and Soul</text:p>
      <text:p text:style-name="P43">san an Aden</text:p>
      <text:p text:style-name="P22"/>
      <text:p text:style-name="P23">We own the night.</text:p>
      <text:p text:style-name="P42">sa brAs ta tEO.</text:p>
      <text:p text:style-name="P24"/>
      <text:p text:style-name="P24">We own nights.</text:p>
      <text:p text:style-name="P43"><text:span text:style-name="T22">s</text:span><text:span text:style-name="T15">a</text:span><text:span text:style-name="T22"> brAs </text:span><text:span text:style-name="T8">eta </text:span><text:span text:style-name="T22">tEO.</text:span></text:p>
      <text:p text:style-name="P24"/>
      <text:p text:style-name="P24">Nights, we own.</text:p>
      <text:p text:style-name="P43"><text:span text:style-name="T22">li ete tEO s</text:span><text:span text:style-name="T15">a</text:span><text:span text:style-name="T22"> brAs.</text:span></text:p>
      <text:p text:style-name="P24"/>
      <text:p text:style-name="P24">They wrote the documents.</text:p>
      <text:p text:style-name="P43"><text:span text:style-name="T22">s</text:span><text:span text:style-name="T15">a</text:span><text:span text:style-name="T22">na Okr</text:span><text:span text:style-name="T15">a</text:span><text:span text:style-name="T22">s era pasen.</text:span></text:p>
      <text:p text:style-name="P24"/>
      <text:p text:style-name="P23">I will write the document.</text:p>
      <text:p text:style-name="P42">krasO te pasen.</text:p>
      <text:p text:style-name="P23"/>
      <text:p text:style-name="P23">Literal: Their document has zero principles.</text:p>
      <text:p text:style-name="P23">Natural: Their document has no principles.</text:p>
      <text:p text:style-name="P43"><text:span text:style-name="T24">es s</text:span><text:span text:style-name="T18">a</text:span><text:span text:style-name="T24">na pasen avam lak a.</text:span></text:p>
      <text:p text:style-name="P26"/>
      <text:p text:style-name="P23">Our document has good principles.</text:p>
      <text:p text:style-name="P43"><text:span text:style-name="T24">es sa</text:span><text:span text:style-name="T17"> </text:span><text:span text:style-name="T24">pasen avam AOn lak a.</text:span></text:p>
      <text:p text:style-name="P25"/>
      <text:p text:style-name="P25">Are you writing a document?</text:p>
      <text:p text:style-name="P43"><text:span text:style-name="T34">a nel kr</text:span><text:span text:style-name="T21">a</text:span><text:span text:style-name="T34">s pasen.</text:span></text:p>
      <text:p text:style-name="P25"/>
      <text:p text:style-name="P25">Yes, I am writing a document.</text:p>
      <text:p text:style-name="P43"><text:span text:style-name="T34">Za, nel kr</text:span><text:span text:style-name="T21">a</text:span><text:span text:style-name="T34">s pasen.</text:span></text:p>
      <text:p text:style-name="P25"/>
      <text:p text:style-name="P25">He has good intentions!</text:p>
      <text:p text:style-name="P43"><text:span text:style-name="T34">sana avam </text:span><text:span text:style-name="T21">eta w</text:span><text:span text:style-name="T34">tOs AOn.</text:span></text:p>
      <text:p text:style-name="P25"/>
      <text:p text:style-name="P25">Are thuse people evil?!</text:p>
      <text:p text:style-name="P43"><text:span text:style-name="T34">s</text:span><text:span text:style-name="T21">a</text:span><text:span text:style-name="T34">nA sE ga</text:span><text:span text:style-name="T21">w.</text:span></text:p>
      <text:p text:style-name="P25"/>
      <text:p text:style-name="P25">No, these people are good!</text:p>
      <text:p text:style-name="P43"><text:span text:style-name="T34">na, s</text:span><text:span text:style-name="T21">a</text:span><text:span text:style-name="T34">nA sE AOn.</text:span></text:p>
      <text:p text:style-name="P25"/>
      <text:p text:style-name="P25">I will stress the principles!</text:p>
      <text:p text:style-name="P44">zanO eta lak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New" svg:font-family="'Courier New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PT Mono" svg:font-family="'PT Mono'" style:font-pitch="variable"/>
    <style:font-face style:name="essEa" svg:font-family="essEa" style:font-pitch="variable"/>
    <style:font-face style:name="essia" svg:font-family="essia" style:font-pitch="variable"/>
    <style:font-face style:name="essiah" svg:font-family="essiah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1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1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5-01-30T14:08:46</dc:date>
    <meta:editing-duration>P8DT23H6M57S</meta:editing-duration>
    <meta:editing-cycles>1767</meta:editing-cycles>
    <meta:generator>OpenOffice/4.1.15$Unix OpenOffice.org_project/4115m2$Build-9813</meta:generator>
    <dc:creator>Michael Chapman</dc:creator>
    <meta:document-statistic meta:table-count="4" meta:image-count="0" meta:object-count="0" meta:page-count="2" meta:paragraph-count="309" meta:word-count="681" meta:character-count="2977"/>
  </office:meta>
</office:document-meta>
</file>